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38.42pt" svg:height="408.08pt" svg:x="150.12pt" svg:y="9.81pt">
            <draw:object draw:notify-on-update-of-ranges="Sheet1.A2:Sheet1.A14 Sheet1.B1:Sheet1.B1 Sheet1.B2:Sheet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Kbit Capacity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2000" calcext:value-type="float">
            <text:p>5120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6000000" calcext:value-type="float">
            <text:p>256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19:08:26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1:37:48.265000000</meta:creation-date>
    <dc:date>2015-09-03T19:08:32.358000000</dc:date>
    <meta:editing-duration>PT6M19S</meta:editing-duration>
    <meta:editing-cycles>4</meta:editing-cycles>
    <meta:generator>LibreOffice/4.4.2.2$Windows_x86 LibreOffice_project/c4c7d32d0d49397cad38d62472b0bc8acff48dd6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22.523cm" svg:height="14.397cm" xlink:href=".." xlink:type="simple" chart:class="chart:scatter" chart:style-name="ch1">
        <chart:title svg:x="8.749cm" svg:y="0.106cm" chart:style-name="ch2">
          <text:p>DRAM Capacity Growth</text:p>
        </chart:title>
        <chart:plot-area chart:style-name="ch3" table:cell-range-address="Sheet1.A2:Sheet1.B14 Sheet1.B1:Sheet1.B1" chart:data-source-has-labels="row" svg:x="0.861cm" svg:y="0.628cm" svg:width="20.192cm" svg:height="12.703cm">
          <chartooo:coordinate-region svg:x="2.964cm" svg:y="0.827cm" svg:width="17.717cm" svg:height="11.857cm"/>
          <chart:axis chart:dimension="x" chart:name="primary-x" chart:style-name="ch4">
            <chart:title svg:x="9.511cm" svg:y="13.618cm" chart:style-name="ch5">
              <text:p>Year of Introduction</text:p>
            </chart:title>
          </chart:axis>
          <chart:axis chart:dimension="y" chart:name="primary-y" chart:style-name="ch6">
            <chart:title svg:x="0.374cm" svg:y="8.194cm" chart:style-name="ch7">
              <text:p>Kbit Capacity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scatter">
            <chart:domain table:cell-range-address="Sheet1.A2:Sheet1.A14"/>
            <chart:data-point chart:repeated="6"/>
            <chart:data-point chart:style-name="ch10"/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draw:line draw:style-name="gr1" draw:text-style-name="P1" svg:x1="3.016cm" svg:y1="11.551cm" svg:x2="19.986cm" svg:y2="0.882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bit Capa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7">
                <text:p>1977</text:p>
                <draw:g>
                  <svg:desc>Sheet1.A2:Sheet1.A14</svg:desc>
                </draw:g>
              </table:table-cell>
              <table:table-cell office:value-type="float" office:value="16">
                <text:p>16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3">
                <text:p>198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5">
                <text:p>19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2">
                <text:p>1992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8">
                <text:p>1998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">
                <text:p>2005</text:p>
              </table:table-cell>
              <table:table-cell office:value-type="float" office:value="512000">
                <text:p>51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7">
                <text:p>2007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9">
                <text:p>2009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5">
                <text:p>2015</text:p>
              </table:table-cell>
              <table:table-cell office:value-type="float" office:value="256000000">
                <text:p>256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